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1.046cm" fo:min-width="18.5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507cm" fo:min-width="6.9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6.098cm" fo:min-width="18.448cm" fo:padding-top="0.151cm" fo:padding-bottom="0.151cm" fo:padding-left="0.276cm" fo:padding-right="0.276cm" loext:decorative="false"/>
    </style:style>
    <style:style style:name="gr10" style:family="graphic">
      <style:graphic-properties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7.698cm" fo:min-width="19.448cm" fo:padding-top="0.151cm" fo:padding-bottom="0.151cm" fo:padding-left="0.276cm" fo:padding-right="0.276cm" loext:decorative="false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507cm" fo:min-width="6.9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cm" fo:min-width="17.5cm" style:writing-mode="lr-tb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5cm" fo:min-width="17.7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d4ea6b" draw:textarea-horizontal-align="justify" draw:textarea-vertical-align="middle" draw:auto-grow-height="false" fo:min-height="0.5cm" fo:min-width="13.25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cm" fo:min-width="0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25cm" fo:min-width="13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cm" fo:min-width="0.626cm" loext:decorative="false"/>
    </style:style>
    <style:style style:name="gr4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01cm" fo:min-width="0.626cm" loext:decorative="fals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0" style:family="graphic" style:parent-style-name="standard">
      <style:graphic-properties svg:stroke-color="#000000" draw:marker-start="Arrowheads_20_2" draw:marker-end="Arrowheads_20_2" draw:textarea-vertical-align="middle" loext:decorative="false"/>
    </style:style>
    <style:style style:name="gr5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7.75cm" fo:min-width="18.5cm" fo:padding-top="0.151cm" fo:padding-bottom="0.151cm" fo:padding-left="0.276cm" fo:padding-right="0.276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zxx" fo:country="none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zxx" fo:country="none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d4ea6b"/>
      <style:paragraph-properties fo:text-align="center" style:writing-mode="lr-tb"/>
    </style:style>
    <style:style style:name="P25" style:family="paragraph">
      <style:paragraph-properties fo:margin-left="0cm" fo:margin-right="0cm" fo:margin-top="0.42cm" fo:margin-bottom="0.35cm" fo:line-height="100%" fo:text-align="center" fo:text-indent="0cm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zxx" fo:country="none" fo:font-style="normal" fo:text-shadow="none" style:text-underline-style="none" fo:font-weight="bold" style:letter-kerning="true" style:font-name-asian="Liberation Sans2" style:font-size-asian="14pt" style:font-style-asian="normal" style:font-weight-asian="bold" style:font-name-complex="Liberation 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2" draw:text-style-name="P2" xml:id="id1" draw:id="id1" draw:layer="layout" svg:width="19cm" svg:height="1.25cm" svg:x="1cm" svg:y="9.6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1"><text:span text:style-name="T1">GPIO_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3" draw:layer="layout" draw:type="line" svg:x1="19.53cm" svg:y1="9.877cm" svg:x2="19.53cm" svg:y2="10.127cm" draw:start-shape="id1" draw:start-glue-point="16" draw:end-shape="id1" draw:end-glue-point="17" svg:d="M19530 9877v250" svg:viewBox="0 0 1 251">
            <text:p/>
          </draw:connector>
        </draw:g>
        <draw:g draw:style-name="gr1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4" draw:text-style-name="P5" draw:layer="layout" svg:width="7.45cm" svg:height="1.153cm" svg:x="10.3cm" svg:y="17.52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singleton&gt;&gt;</text:span></text:p>
            <text:p text:style-name="P4"><text:span text:style-name="T2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7.45cm" svg:height="1.716cm" svg:x="10.3cm" svg:y="18.677cm">
            <text:p text:style-name="P6"><text:span text:style-name="T3">- LEDS</text:span></text:p>
            <text:p text:style-name="P6"><text:span text:style-name="T3">- BUTTONS</text:span></text:p>
            <text:p text:style-name="P6"><text:span text:style-name="T3">+ oradio_log: oradio_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7.45cm" svg:height="3.357cm" svg:x="10.3cm" svg:y="20.39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et_led_on(led_name:str)</text:span></text:p>
            <text:p text:style-name="P6"><text:span text:style-name="T3">+ set_led_off(led_name:str)</text:span></text:p>
            <text:p text:style-name="P6"><text:span text:style-name="T3">+ get_led_state(led_name:str)</text:span></text:p>
            <text:p text:style-name="P8"><text:span text:style-name="T3">+ get_button_state(button_name:str): bool</text:span></text:p>
            <text:p text:style-name="P6"><text:span text:style-name="T3">+ set_button_edge_event_callback(callback)</text:span></text:p>
            <text:p text:style-name="P6"><text:span text:style-name="T3">- edge_callback(channel:int)</text:span></text:p>
            <text:p text:style-name="P6"><text:span text:style-name="T3">- read_pin_state(io_pin:int): bool</text:span></text:p>
            <text:p text:style-name="P6"><text:span text:style-name="T3">+ GPIO_cleanup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6" draw:id="id6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glue-point draw:id="16" svg:x="-5cm" svg:y="3.835cm"/>
          <draw:custom-shape draw:style-name="gr7" draw:text-style-name="P5" draw:layer="layout" svg:width="7.85cm" svg:height="1.153cm" svg:x="10.3cm" svg:y="12.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constants»</text:span></text:p>
            <text:p text:style-name="P4"><text:span text:style-name="T2">GPIO consta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7.85cm" svg:height="0.993cm" svg:x="10.3cm" svg:y="13.6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- LEDS: dict[led_name, pin_number]</text:span></text:p>
            <text:p text:style-name="P6"><text:span text:style-name="T3">- BUTTONS: dict[button_name, pin_number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9" draw:layer="layout" svg:width="19cm" svg:height="16.4cm" svg:x="1cm" svg:y="10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 xml:id="id3" draw:id="id3">
          <draw:g draw:style-name="gr10">
            <draw:polygon draw:style-name="gr11" draw:text-style-name="P12" draw:layer="layout" svg:width="9.131cm" svg:height="3.557cm" svg:x="1.864cm" svg:y="1.442cm" svg:viewBox="0 0 9132 3558" draw:points="0,0 6852,0 9132,648 9132,3558 0,3558">
              <text:p text:style-name="P10"><text:span text:style-name="T4">«l</text:span><text:span text:style-name="T4">e</text:span><text:span text:style-name="T4">d</text:span><text:span text:style-name="T4">_</text:span><text:span text:style-name="T4">n</text:span><text:span text:style-name="T4">a</text:span><text:span text:style-name="T4">m</text:span><text:span text:style-name="T4">e</text:span><text:span text:style-name="T4">»</text:span></text:p>
              <text:p text:style-name="P11"><text:span text:style-name="T5">L</text:span><text:span text:style-name="T5">E</text:span><text:span text:style-name="T5">D</text:span><text:span text:style-name="T5">_</text:span><text:span text:style-name="T5">P</text:span><text:span text:style-name="T5">L</text:span><text:span text:style-name="T5">A</text:span><text:span text:style-name="T5">Y </text:span><text:span text:style-name="T5">= </text:span><text:span text:style-name="T5">”L</text:span><text:span text:style-name="T5">e</text:span><text:span text:style-name="T5">d</text:span><text:span text:style-name="T5">Pl</text:span><text:span text:style-name="T5">ay</text:span></text:p>
              <text:p text:style-name="P11"><text:span text:style-name="T5">L</text:span><text:span text:style-name="T5">E</text:span><text:span text:style-name="T5">D</text:span><text:span text:style-name="T5">_</text:span><text:span text:style-name="T5">S</text:span><text:span text:style-name="T5">T</text:span><text:span text:style-name="T5">O</text:span><text:span text:style-name="T5">P </text:span><text:span text:style-name="T5">= </text:span><text:span text:style-name="T5">”L</text:span><text:span text:style-name="T5">e</text:span><text:span text:style-name="T5">d</text:span><text:span text:style-name="T5">St</text:span><text:span text:style-name="T5">o</text:span><text:span text:style-name="T5">p”</text:span></text:p>
              <text:p text:style-name="P11"><text:span text:style-name="T5">L</text:span><text:span text:style-name="T5">E</text:span><text:span text:style-name="T5">D</text:span><text:span text:style-name="T5">_</text:span><text:span text:style-name="T5">P</text:span><text:span text:style-name="T5">R</text:span><text:span text:style-name="T5">E</text:span><text:span text:style-name="T5">S</text:span><text:span text:style-name="T5">E</text:span><text:span text:style-name="T5">T</text:span><text:span text:style-name="T5">1 </text:span><text:span text:style-name="T5">= </text:span><text:span text:style-name="T5">”L</text:span><text:span text:style-name="T5">e</text:span><text:span text:style-name="T5">d</text:span><text:span text:style-name="T5">Pr</text:span><text:span text:style-name="T5">es</text:span><text:span text:style-name="T5">et</text:span><text:span text:style-name="T5">1”</text:span></text:p>
              <text:p text:style-name="P11"><text:span text:style-name="T5">L</text:span><text:span text:style-name="T5">E</text:span><text:span text:style-name="T5">D</text:span><text:span text:style-name="T5">_</text:span><text:span text:style-name="T5">P</text:span><text:span text:style-name="T5">R</text:span><text:span text:style-name="T5">E</text:span><text:span text:style-name="T5">S</text:span><text:span text:style-name="T5">E</text:span><text:span text:style-name="T5">T</text:span><text:span text:style-name="T5">2 </text:span><text:span text:style-name="T5">= </text:span><text:span text:style-name="T5">”L</text:span><text:span text:style-name="T5">e</text:span><text:span text:style-name="T5">d</text:span><text:span text:style-name="T5">Pr</text:span><text:span text:style-name="T5">es</text:span><text:span text:style-name="T5">et</text:span><text:span text:style-name="T5">2”</text:span></text:p>
              <text:p text:style-name="P11"><text:span text:style-name="T5">L</text:span><text:span text:style-name="T5">E</text:span><text:span text:style-name="T5">D</text:span><text:span text:style-name="T5">_</text:span><text:span text:style-name="T5">P</text:span><text:span text:style-name="T5">R</text:span><text:span text:style-name="T5">E</text:span><text:span text:style-name="T5">S</text:span><text:span text:style-name="T5">E</text:span><text:span text:style-name="T5">T</text:span><text:span text:style-name="T5">3 </text:span><text:span text:style-name="T5">= </text:span><text:span text:style-name="T5">”L</text:span><text:span text:style-name="T5">e</text:span><text:span text:style-name="T5">d</text:span><text:span text:style-name="T5">Pr</text:span><text:span text:style-name="T5">es</text:span><text:span text:style-name="T5">et</text:span><text:span text:style-name="T5">3”</text:span></text:p>
              <text:p text:style-name="P11"><text:span text:style-name="T5">L</text:span><text:span text:style-name="T5">E</text:span><text:span text:style-name="T5">D</text:span><text:span text:style-name="T5">_</text:span><text:span text:style-name="T5">N</text:span><text:span text:style-name="T5">A</text:span><text:span text:style-name="T5">M</text:span><text:span text:style-name="T5">E</text:span><text:span text:style-name="T5">S </text:span><text:span text:style-name="T5">= </text:span><text:span text:style-name="T5">[L</text:span><text:span text:style-name="T5">E</text:span><text:span text:style-name="T5">D</text:span><text:span text:style-name="T5">_</text:span><text:span text:style-name="T5">P</text:span><text:span text:style-name="T5">L</text:span><text:span text:style-name="T5">A</text:span><text:span text:style-name="T5">Y,</text:span><text:span text:style-name="T5">L</text:span><text:span text:style-name="T5">E</text:span><text:span text:style-name="T5">D</text:span><text:span text:style-name="T5">_</text:span><text:span text:style-name="T5">S</text:span><text:span text:style-name="T5">T</text:span><text:span text:style-name="T5">O</text:span><text:span text:style-name="T5">P,</text:span></text:p>
              <text:p text:style-name="P11"><text:span text:style-name="T5"><text:s text:c="4"/></text:span><text:span text:style-name="T5"><text:s text:c="3"/></text:span><text:span text:style-name="T5">L</text:span><text:span text:style-name="T5">E</text:span><text:span text:style-name="T5">D</text:span><text:span text:style-name="T5">_</text:span><text:span text:style-name="T5">P</text:span><text:span text:style-name="T5">R</text:span><text:span text:style-name="T5">E</text:span><text:span text:style-name="T5">S</text:span><text:span text:style-name="T5">E</text:span><text:span text:style-name="T5">T</text:span><text:span text:style-name="T5">1,</text:span><text:span text:style-name="T5">L</text:span><text:span text:style-name="T5">E</text:span><text:span text:style-name="T5">D</text:span><text:span text:style-name="T5">_</text:span><text:span text:style-name="T5">P</text:span><text:span text:style-name="T5">R</text:span><text:span text:style-name="T5">E</text:span><text:span text:style-name="T5">S</text:span><text:span text:style-name="T5">E</text:span><text:span text:style-name="T5">T</text:span><text:span text:style-name="T5">2,</text:span><text:span text:style-name="T5">L</text:span><text:span text:style-name="T5">E</text:span><text:span text:style-name="T5">D</text:span><text:span text:style-name="T5">_</text:span><text:span text:style-name="T5">P</text:span><text:span text:style-name="T5">R</text:span><text:span text:style-name="T5">E</text:span><text:span text:style-name="T5">S</text:span><text:span text:style-name="T5">E</text:span><text:span text:style-name="T5">T</text:span><text:span text:style-name="T5">3]</text:span></text:p>
            </draw:polygon>
            <draw:polygon draw:style-name="gr12" draw:text-style-name="P13" draw:layer="layout" svg:width="2.283cm" svg:height="0.647cm" svg:x="8.716cm" svg:y="1.442cm" svg:viewBox="0 0 2284 648" draw:points="0,0 2284,648 0,648">
              <text:p/>
            </draw:polygon>
          </draw:g>
        </draw:g>
        <draw:g draw:style-name="gr1" xml:id="id4" draw:id="id4">
          <draw:g draw:style-name="gr10">
            <draw:polygon draw:style-name="gr13" draw:text-style-name="P12" draw:layer="layout" svg:width="9.495cm" svg:height="3.749cm" svg:x="1.75cm" svg:y="5.5cm" svg:viewBox="0 0 9496 3750" draw:points="0,0 7125,0 9496,683 9496,3750 0,3750">
              <text:p text:style-name="P10"><text:span text:style-name="T4">«button_name»</text:span></text:p>
              <text:p text:style-name="P11"><text:span text:style-name="T5">BUTTON_PLAY = ”ButtonPlay</text:span></text:p>
              <text:p text:style-name="P11"><text:span text:style-name="T5">BUTTON_STOP = ”ButtonStop”</text:span></text:p>
              <text:p text:style-name="P11"><text:span text:style-name="T5">BUTTON_PRESET1 = ”ButtonPreset1”</text:span></text:p>
              <text:p text:style-name="P11"><text:span text:style-name="T5">BUTTON_PRESET2 = ”ButtonPreset2”</text:span></text:p>
              <text:p text:style-name="P11"><text:span text:style-name="T5">BUTTON_PRESET3 = ”ButtonPreset3”</text:span></text:p>
              <text:p text:style-name="P11"><text:span text:style-name="T5">BUTTON_NAMES = </text:span><text:span text:style-name="T5">[BUTTON_PLAY,BUTTON_STOP,</text:span></text:p>
              <text:p text:style-name="P11"><text:span text:style-name="T5"><text:s text:c="4"/></text:span><text:span text:style-name="T5">BUTTON_PRESET1,BUTTON_PRESET2,</text:span></text:p>
              <text:p text:style-name="P11"><text:span text:style-name="T5"><text:s text:c="4"/></text:span><text:span text:style-name="T5">BUTTON_PRESET3]</text:span></text:p>
            </draw:polygon>
            <draw:polygon draw:style-name="gr14" draw:text-style-name="P13" draw:layer="layout" svg:width="2.374cm" svg:height="0.682cm" svg:x="8.875cm" svg:y="5.5cm" svg:viewBox="0 0 2375 683" draw:points="0,0 2375,683 0,683">
              <text:p/>
            </draw:polygon>
          </draw:g>
        </draw:g>
        <draw:g draw:style-name="gr1" xml:id="id2" draw:id="id2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glue-point draw:id="16" svg:x="-5cm" svg:y="3.835cm"/>
          <draw:custom-shape draw:style-name="gr15" draw:text-style-name="P5" draw:layer="layout" svg:width="5.6cm" svg:height="1.153cm" svg:x="12.75cm" svg:y="2.1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constants»</text:span></text:p>
            <text:p text:style-name="P4"><text:span text:style-name="T2">oradio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5.6cm" svg:height="0.993cm" svg:x="12.75cm" svg:y="3.2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+ led_name</text:span></text:p>
            <text:p text:style-name="P6"><text:span text:style-name="T3">+ button_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7" draw:text-style-name="P14" draw:layer="layout" svg:x1="12.75cm" svg:y1="3.591cm" svg:x2="11cm" svg:y2="3.221cm" draw:start-shape="id2" draw:start-glue-point="9" draw:end-shape="id3" draw:end-glue-point="1" svg:d="M12750 3591h-875v-370h-875" svg:viewBox="0 0 1751 371">
          <text:p/>
        </draw:connector>
        <draw:connector draw:style-name="gr18" draw:text-style-name="P14" draw:layer="layout" svg:x1="13.87cm" svg:y1="4.246cm" svg:x2="11.25cm" svg:y2="7.375cm" draw:start-shape="id2" draw:start-glue-point="4" draw:end-shape="id4" draw:end-glue-point="1" svg:d="M13870 4246v3129h-2620" svg:viewBox="0 0 2621 3130">
          <text:p/>
        </draw:connector>
        <draw:connector draw:style-name="gr19" draw:text-style-name="P14" draw:layer="layout" draw:line-skew="0.873cm" svg:x1="17.75cm" svg:y1="19.227cm" svg:x2="16.58cm" svg:y2="14.646cm" draw:start-shape="id5" draw:start-glue-point="22" draw:end-shape="id6" draw:end-glue-point="7" svg:d="M17750 19227h1400v-3143h-2570v-1438" svg:viewBox="0 0 2571 4582">
          <text:p/>
        </draw:connector>
        <draw:connector draw:style-name="gr20" draw:text-style-name="P14" draw:layer="layout" svg:x1="18.15cm" svg:y1="13.991cm" svg:x2="14.99cm" svg:y2="4.246cm" draw:start-shape="id6" draw:start-glue-point="8" draw:end-shape="id2" draw:end-glue-point="5" svg:d="M18150 13991h527v-5619h-3687v-4126" svg:viewBox="0 0 3688 9746">
          <text:p/>
        </draw:connector>
        <draw:g draw:style-name="gr1" xml:id="id7" draw:id="id7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1" draw:text-style-name="P16" draw:layer="layout" svg:width="7.75cm" svg:height="1.153cm" svg:x="1.25cm" svg:y="23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library»</text:span></text:p>
            <text:p text:style-name="P15"><text:span text:style-name="T2">Rpi.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8" draw:layer="layout" svg:width="7.75cm" svg:height="2.575cm" svg:x="1.25cm" svg:y="24.1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+ setup(pin:int, mode:int)</text:span></text:p>
            <text:p text:style-name="P17"><text:span text:style-name="T2">+ input(pin:int)</text:span></text:p>
            <text:p text:style-name="P17"><text:span text:style-name="T2">+ output(pin:int)</text:span></text:p>
            <text:p text:style-name="P17"><text:span text:style-name="T2">+ add-event_detect(</text:span></text:p>
            <text:p text:style-name="P17"><text:span text:style-name="T2"><text:tab/></text:span><text:span text:style-name="T2"><text:tab/></text:span><text:span text:style-name="T2">pin:int,edge:str, callback:func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3" draw:text-style-name="P14" draw:layer="layout" svg:x1="10.3cm" svg:y1="20.637cm" svg:x2="4.35cm" svg:y2="23cm" draw:start-shape="id5" draw:start-glue-point="3" draw:end-shape="id7" draw:end-glue-point="11" svg:d="M10300 20637h-5950v2363" svg:viewBox="0 0 5951 2364">
          <text:p/>
        </draw:connector>
        <draw:frame draw:style-name="gr24" draw:text-style-name="P19" draw:layer="layout" svg:width="2.75cm" svg:height="0.75cm" svg:x="4.25cm" svg:y="20.75cm">
          <draw:text-box>
            <text:p><text:span text:style-name="T6">&lt;&lt;uses&gt;&gt;</text:span></text:p>
          </draw:text-box>
        </draw:frame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5" draw:text-style-name="P16" draw:layer="layout" svg:width="5.25cm" svg:height="0.679cm" svg:x="2.25cm" svg:y="14.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5"><text:span text:style-name="T2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1" draw:layer="layout" svg:width="5.25cm" svg:height="1.255cm" svg:x="2.25cm" svg:y="15.279cm">
            <text:p text:style-name="P20"><text:span text:style-name="T2">&lt;&lt;utility&gt;&gt;</text:span></text:p>
            <text:p text:style-name="P17"><text:span text:style-name="T2">oradio_log: SafeLog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5.25cm" svg:height="2.101cm" svg:x="2.25cm" svg:y="16.53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7"><text:span text:style-name="T2">+ debug(msg:str)</text:span></text:p>
            <text:p text:style-name="P17"><text:span text:style-name="T2">+ info(msg:str)</text:span></text:p>
            <text:p text:style-name="P17"><text:span text:style-name="T2">+ error(msg:str)</text:span></text:p>
            <text:p text:style-name="P17"><text:span text:style-name="T2">+ warning(msg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8" draw:text-style-name="P14" draw:layer="layout" svg:x1="10.3cm" svg:y1="19.097cm" svg:x2="7.499cm" svg:y2="18.091cm" draw:start-shape="id5" draw:start-glue-point="19" draw:end-shape="id8" draw:end-glue-point="12" svg:d="M10300 19097h-1400v-1006h-1401" svg:viewBox="0 0 2802 1007">
          <text:p/>
        </draw:connector>
        <draw:frame draw:style-name="gr24" draw:text-style-name="P19" draw:layer="layout" svg:width="2.75cm" svg:height="0.75cm" svg:x="7cm" svg:y="19.25cm">
          <draw:text-box>
            <text:p><text:span text:style-name="T6">&lt;&lt;uses&gt;&gt;</text:span></text:p>
          </draw:text-box>
        </draw:frame>
        <draw:custom-shape draw:style-name="gr29" draw:text-style-name="P9" draw:layer="layout" svg:width="20cm" svg:height="28cm" svg:x="0.5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 draw:style-name="gr1" xml:id="id12" draw:id="id1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30" draw:text-style-name="P5" draw:layer="layout" svg:width="7.45cm" svg:height="1.153cm" svg:x="4.2cm" svg:y="5.2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singleton&gt;&gt;</text:span></text:p>
            <text:p text:style-name="P4"><text:span text:style-name="T2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7.45cm" svg:height="1.716cm" svg:x="4.2cm" svg:y="6.403cm">
            <text:p text:style-name="P6"><text:span text:style-name="T3">- LEDS</text:span></text:p>
            <text:p text:style-name="P6"><text:span text:style-name="T3">- BUTTONS</text:span></text:p>
            <text:p text:style-name="P6"><text:span text:style-name="T3">+ oradio_log: oradio_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7" draw:layer="layout" svg:width="7.45cm" svg:height="3.357cm" svg:x="4.2cm" svg:y="8.11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et_led_on(led_name:str)</text:span></text:p>
            <text:p text:style-name="P6"><text:span text:style-name="T3">+ set_led_off(led_name:str)</text:span></text:p>
            <text:p text:style-name="P6"><text:span text:style-name="T3">+ get_led_state(led_name:str)</text:span></text:p>
            <text:p text:style-name="P8"><text:span text:style-name="T3">+ get_button_state(button_name:str): bool</text:span></text:p>
            <text:p text:style-name="P6"><text:span text:style-name="T3">+ set_button_edge_event_callback(callback)</text:span></text:p>
            <text:p text:style-name="P6"><text:span text:style-name="T3">- edge_callback(channel:int)</text:span></text:p>
            <text:p text:style-name="P6"><text:span text:style-name="T3">- read_pin_state(io_pin:int): bool</text:span></text:p>
            <text:p text:style-name="P6"><text:span text:style-name="T3">+ GPIO_cleanup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23" draw:layer="layout" svg:width="18cm" svg:height="0.75cm" svg:x="1.5cm" svg:y="1.7cm">
          <text:p text:style-name="P22">Application Layer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18cm" svg:height="0.75cm" svg:x="1.6cm" svg:y="3.85cm">
          <text:p text:style-name="P22">Middle-ware Layer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18.2cm" svg:height="0.75cm" svg:x="1.5cm" svg:y="23.25cm">
          <text:p text:style-name="P22">Hardware Abstraction Layer (HAL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3.75cm" svg:height="0.75cm" svg:x="5.25cm" svg:y="17.8cm">
          <text:p text:style-name="P22">Operating System Layer (OS layer)</text:p>
          <draw:enhanced-geometry svg:viewBox="0 0 21600 21600" draw:type="rectangle" draw:enhanced-path="M 0 0 L 21600 0 21600 21600 0 21600 0 0 Z N"/>
        </draw:custom-shape>
        <draw:g draw:style-name="gr1" xml:id="id11" draw:id="id1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36" draw:text-style-name="P16" draw:layer="layout" svg:width="7.414cm" svg:height="1.153cm" svg:x="7.436cm" svg:y="13.36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ilibrary»</text:span></text:p>
            <text:p text:style-name="P15"><text:span text:style-name="T2">Rpi.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7.414cm" svg:height="2.101cm" svg:x="7.436cm" svg:y="14.52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+ setmode(mode:int)</text:span></text:p>
            <text:p text:style-name="P17"><text:span text:style-name="T2">+ setup(pin:int, mode:int)</text:span></text:p>
            <text:p text:style-name="P17"><text:span text:style-name="T2">+ output(pin:int, value: int)</text:span></text:p>
            <text:p text:style-name="P17"><text:span text:style-name="T2">+ input(pint: int)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0" draw:id="id10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38" draw:text-style-name="P16" draw:layer="layout" svg:width="5.114cm" svg:height="1.153cm" svg:x="12.5cm" svg:y="19.2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5"><text:span text:style-name="T2">«OS-component»</text:span></text:p>
            <text:p text:style-name="P15"><text:span text:style-name="T2">GPIOKernel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8" draw:layer="layout" svg:width="5.114cm" svg:height="2.101cm" svg:x="12.5cm" svg:y="20.40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7"><text:span text:style-name="T2">+ /dev/gpiochipN</text:span></text:p>
            <text:p text:style-name="P17"><text:span text:style-name="T2">+ iotctl()</text:span></text:p>
            <text:p text:style-name="P17"><text:span text:style-name="T2">+ read()</text:span></text:p>
            <text:p text:style-name="P17"><text:span text:style-name="T2">+ writ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0" xml:id="id9" draw:id="id9">
          <draw:polygon draw:style-name="gr40" draw:text-style-name="P26" draw:layer="layout" svg:width="6.499cm" svg:height="1.749cm" svg:x="5.2cm" svg:y="20.1cm" svg:viewBox="0 0 6500 1750" draw:points="6500,438 6500,1750 0,1750 0,0 5525,0">
            <text:p text:style-name="P25"><text:span text:style-name="T7">The physical GPIO controller </text:span></text:p>
            <text:p text:style-name="P25"><text:span text:style-name="T7">is exposed as a charcter device</text:span></text:p>
          </draw:polygon>
          <draw:path draw:style-name="gr41" draw:text-style-name="P26" draw:layer="layout" svg:width="0.814cm" svg:height="0.365cm" svg:x="10.805cm" svg:y="20.135cm" svg:viewBox="0 0 815 366" svg:d="M0 0c271 122 544 244 815 366-271 0-544 0-815 0 0-122 0-244 0-366z">
            <text:p/>
          </draw:path>
        </draw:g>
        <draw:connector draw:style-name="gr42" draw:text-style-name="P27" draw:layer="layout" svg:x1="11.7cm" svg:y1="20.975cm" svg:x2="12.5cm" svg:y2="19.886cm" draw:start-shape="id9" draw:start-glue-point="1" draw:end-shape="id10" draw:end-glue-point="15" svg:d="M11700 20975h409v-1089h391" svg:viewBox="0 0 801 1090">
          <text:p/>
        </draw:connector>
        <draw:frame draw:style-name="gr24" draw:text-style-name="P19" draw:layer="layout" svg:width="2.75cm" svg:height="0.75cm" svg:x="12.25cm" svg:y="10cm">
          <draw:text-box>
            <text:p><text:span text:style-name="T6">&lt;&lt;uses&gt;&gt;</text:span></text:p>
          </draw:text-box>
        </draw:frame>
        <draw:connector draw:style-name="gr43" draw:text-style-name="P14" draw:layer="layout" svg:x1="14.85cm" svg:y1="15.967cm" svg:x2="16.591cm" svg:y2="19.25cm" draw:start-shape="id11" draw:start-glue-point="8" draw:end-shape="id10" draw:end-glue-point="13" svg:d="M14850 15967h1741v3283" svg:viewBox="0 0 1742 3284">
          <text:p/>
        </draw:connector>
        <draw:connector draw:style-name="gr44" draw:text-style-name="P14" draw:layer="layout" svg:x1="11.649cm" svg:y1="10.932cm" svg:x2="13.367cm" svg:y2="13.368cm" draw:start-shape="id12" draw:start-glue-point="12" draw:end-shape="id11" draw:end-glue-point="13" svg:d="M11649 10932h1718v2436" svg:viewBox="0 0 1719 2437">
          <text:p/>
        </draw:connector>
        <draw:custom-shape draw:style-name="gr45" draw:text-style-name="P28" xml:id="id13" draw:id="id13" draw:layer="layout" svg:width="13.5cm" svg:height="1.5cm" svg:x="4.25cm" svg:y="24.5cm">
          <draw:glue-point draw:id="4" svg:x="3.148cm" svg:y="-5cm"/>
          <draw:glue-point draw:id="5" svg:x="3.888cm" svg:y="-5cm"/>
          <draw:glue-point draw:id="6" svg:x="2.407cm" svg:y="-5cm"/>
          <text:p text:style-name="P22">GPIO-controller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2.25cm" svg:height="2cm" svg:x="5.5cm" svg:y="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9" draw:layer="layout" svg:width="2.25cm" svg:height="2cm" svg:x="12.25cm" svg:y="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29" draw:layer="layout" svg:width="3.75cm" svg:height="1cm" svg:x="5.15cm" svg:y="27.85cm">
          <draw:text-box>
            <text:p>LED-pins</text:p>
          </draw:text-box>
        </draw:frame>
        <draw:frame draw:style-name="gr49" draw:text-style-name="P29" draw:layer="layout" svg:width="5.25cm" svg:height="0.962cm" svg:x="11.35cm" svg:y="27.95cm">
          <draw:text-box>
            <text:p>BUTTON-pins</text:p>
          </draw:text-box>
        </draw:frame>
        <draw:connector draw:style-name="gr50" draw:text-style-name="P22" draw:layer="layout" svg:x1="16.591cm" svg:y1="22.504cm" svg:x2="16.248cm" svg:y2="24.5cm" draw:start-shape="id10" draw:start-glue-point="7" draw:end-shape="id13" draw:end-glue-point="5" svg:d="M16591 22504v1011h-343v985" svg:viewBox="0 0 344 1997">
          <text:p/>
        </draw:connector>
        <draw:custom-shape draw:style-name="gr51" draw:text-style-name="P9" draw:layer="layout" svg:width="19cm" svg:height="28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2" draw:display-name="Arrowheads 2" svg:viewBox="0 0 1013 1130" svg:d="M1009 1050l-449-1008-22-30-29-12-34 12-21 26-449 1012-5 13v8l5 21 12 21 17 13 21 4h903l21-4 21-13 9-21 4-21v-8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Navigation" svg:viewBox="0 0 786 1228" svg:d="M151 1228l-76-25-75-25 318-952 76-226 75 226 317 952-76 25-75 25-162-486v462h-80-79v-464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08:38.433065600</meta:creation-date>
    <meta:editing-duration>PT5H4M8S</meta:editing-duration>
    <meta:editing-cycles>33</meta:editing-cycles>
    <meta:generator>LibreOffice/24.2.7.2$Linux_X86_64 LibreOffice_project/420$Build-2</meta:generator>
    <dc:date>2026-02-23T18:04:51.310909543</dc:date>
    <meta:document-statistic meta:object-count="66"/>
  </office:meta>
</office:document-meta>
</file>